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7.1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8cm"/>
    </style:style>
    <style:style style:name="gr4" style:family="graphic" style:parent-style-name="standard">
      <style:graphic-properties draw:stroke="none" draw:fill="none" fo:min-height="2.25cm"/>
    </style:style>
    <style:style style:name="gr5" style:family="graphic" style:parent-style-name="standard">
      <style:graphic-properties draw:stroke="none" draw:fill="none" fo:min-height="0.756cm"/>
    </style:style>
    <style:style style:name="gr6" style:family="graphic" style:parent-style-name="standard">
      <style:graphic-properties draw:stroke="none" draw:fill="none" fo:min-height="1.65cm"/>
    </style:style>
    <style:style style:name="gr7" style:family="graphic" style:parent-style-name="standard">
      <style:graphic-properties draw:textarea-horizontal-align="justify" draw:textarea-vertical-align="middle" draw:auto-grow-height="false" fo:min-height="1.4cm" fo:min-width="2.25cm"/>
    </style:style>
    <style:style style:name="gr8" style:family="graphic" style:parent-style-name="standard">
      <style:graphic-properties draw:textarea-horizontal-align="justify" draw:textarea-vertical-align="middle" draw:auto-grow-height="false" fo:min-height="3.15cm" fo:min-width="5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1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1cm" fo:min-width="1.863cm"/>
    </style:style>
    <style:style style:name="gr11" style:family="graphic" style:parent-style-name="standard">
      <style:graphic-properties draw:textarea-horizontal-align="justify" draw:textarea-vertical-align="middle" draw:auto-grow-height="false" fo:min-height="2.113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2.55cm" fo:min-width="7.4cm"/>
    </style:style>
    <style:style style:name="gr13" style:family="graphic" style:parent-style-name="standard">
      <style:graphic-properties draw:textarea-horizontal-align="justify" draw:textarea-vertical-align="middle" draw:auto-grow-height="false" fo:min-height="0.05cm" fo:min-width="1.251cm"/>
    </style:style>
    <style:style style:name="gr14" style:family="graphic" style:parent-style-name="standard">
      <style:graphic-properties draw:textarea-horizontal-align="justify" draw:textarea-vertical-align="middle" draw:auto-grow-height="false" fo:min-height="0.363cm" fo:min-width="0cm"/>
    </style:style>
    <style:style style:name="gr15" style:family="graphic" style:parent-style-name="standard">
      <style:graphic-properties draw:textarea-vertical-align="middle" draw:auto-grow-height="false" fo:min-height="3.319cm" fo:min-width="4.105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5cm" svg:height="0.9cm" svg:x="1.7cm" svg:y="16.9cm">
          <text:p text:style-name="P1">Текущая дата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cm" svg:height="0.9cm" svg:x="1.7cm" svg:y="15.6cm">
          <text:p text:style-name="P1">Последнее обновление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5cm" svg:height="0.9cm" svg:x="3.5cm" svg:y="19.2cm">
          <text:p text:style-name="P1">Баланс + человеко/сутки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8.907cm" svg:height="2.5cm" svg:x="1.2cm" svg:y="4.927cm">
          <draw:text-box>
            <text:p><text:span text:style-name="T1">на основании </text:span><text:span text:style-name="T1">количества </text:span><text:span text:style-name="T1">сообщений в </text:span><text:span text:style-name="T1">группе, надо </text:span><text:span text:style-name="T1">держать в </text:span><text:span text:style-name="T1">уме дата </text:span><text:span text:style-name="T1">старой </text:span><text:span text:style-name="T1">проверки, </text:span><text:span text:style-name="T1">текущая </text:span><text:span text:style-name="T1">дата, </text:span>количества сообщений</text:p>
          </draw:text-box>
        </draw:frame>
        <draw:frame draw:style-name="gr5" draw:text-style-name="P2" draw:layer="layout" svg:width="13.325cm" svg:height="1.006cm" svg:x="2.075cm" svg:y="21.3cm">
          <draw:text-box>
            <text:p>Мы перебираем все группы по кругу? <text:s/>да</text:p>
          </draw:text-box>
        </draw:frame>
        <draw:frame draw:style-name="gr5" draw:text-style-name="P2" draw:layer="layout" svg:width="13.325cm" svg:height="2.384cm" svg:x="2.175cm" svg:y="25cm">
          <draw:text-box>
            <text:p>Как не загрузить нашей не очень приоритетной работой процессор?, в енв добавь параметр слип, на 1 минуту.</text:p>
          </draw:text-box>
        </draw:frame>
        <draw:frame draw:style-name="gr6" draw:text-style-name="P2" draw:layer="layout" svg:width="18.7cm" svg:height="1.9cm" svg:x="1.3cm" svg:y="1.5cm">
          <draw:text-box>
            <text:p>Сервис добавления рейтинга для определения групп в текущую работу</text:p>
          </draw:text-box>
        </draw:frame>
        <draw:custom-shape draw:style-name="gr7" draw:text-style-name="P1" draw:layer="layout" svg:width="5.5cm" svg:height="3.3cm" svg:x="10.2cm" svg:y="10.3cm">
          <text:p text:style-name="P1">Больше суток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5.5cm" svg:height="3.4cm" svg:x="1.8cm" svg:y="10.2cm">
          <text:p text:style-name="P1">Выборка из всех</text:p>
          <text:p text:style-name="P1">где</text:p>
          <text:p text:style-name="P1">Прошло время</text:p>
          <text:p text:style-name="P1">Больше суток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0.4cm" svg:x="7.8cm" svg:y="1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2.7cm" svg:height="0.7cm" svg:x="16.1cm" svg:y="11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0.7cm" svg:height="2.7cm" svg:x="17.9cm" svg:y="12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7.9cm" svg:height="2.8cm" svg:x="12.2cm" svg:y="15.7cm">
          <text:p text:style-name="P1">Ищем максимальное</text:p>
          <text:p text:style-name="P1">значение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6cm" svg:x="9.6cm" svg:y="15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cm" svg:height="0.7cm" svg:x="4.8cm" svg:y="1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4.604cm" svg:height="3.568cm" draw:transform="skewX (1.133323628112E-016) rotate (2.22913452064716) translate (1.678cm 20.525cm)">
          <text:p/>
          <draw:enhanced-geometry svg:viewBox="0 0 21600 21600" draw:text-areas="0 0 21600 21600" draw:type="circular-arrow" draw:modifiers="-163.54885049923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20T09:53:41.813727935</meta:creation-date>
    <dc:date>2022-12-20T12:43:04.220993231</dc:date>
    <meta:editing-duration>PT2H28M59S</meta:editing-duration>
    <meta:editing-cycles>6</meta:editing-cycles>
    <meta:generator>LibreOffice/6.1.5.2$Linux_X86_64 LibreOffice_project/10$Build-2</meta:generator>
    <meta:document-statistic meta:object-count="16"/>
  </office:meta>
</office:document-meta>
</file>